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las_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 table:number-columns-spanned="6" table:number-rows-spanned="1">
            <text:p>Asistensi ke-</text:p>
          </table:table-cell>
          <table:covered-table-cell table:number-columns-repeated="5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Kelompok X</text:p>
          </table:table-cell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m</text:p>
          </table:table-cell>
          <table:table-cell office:value-type="string" calcext:value-type="string">
            <text:p>nama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u dzar</meta:initial-creator>
    <meta:creation-date>2018-11-23T14:57:13.643563635</meta:creation-date>
    <dc:date>2018-11-23T15:21:13.399792420</dc:date>
    <dc:creator>abu dzar</dc:creator>
    <meta:editing-duration>PT1M56S</meta:editing-duration>
    <meta:editing-cycles>3</meta:editing-cycles>
    <meta:generator>LibreOffice/6.1.3.2$Linux_X86_64 LibreOffice_project/10$Build-2</meta:generator>
    <meta:document-statistic meta:table-count="2" meta:cell-count="10" meta:object-count="0"/>
  </office:meta>
</office:document-meta>
</file>